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5.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size="16pt" style:font-size-asian="16pt" style:font-size-complex="16pt"/>
    </style:style>
    <style:style style:name="ce18" style:family="table-cell" style:parent-style-name="Default" style:data-style-name="N0"/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</style:style>
    <style:style style:name="ce22" style:family="table-cell" style:parent-style-name="State" style:data-style-name="N0">
      <style:table-cell-properties style:text-align-source="fix" style:repeat-content="false"/>
      <style:paragraph-properties fo:text-align="start" fo:margin-left="1.058cm"/>
      <style:text-properties fo:color="#5b9bd5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1.058cm"/>
      <style:text-properties fo:color="#3b3b3b" style:font-name="Consolas" style:font-name-asian="Consolas1" style:font-name-complex="Consolas1"/>
    </style:style>
    <style:style style:name="ce15" style:family="table-cell" style:parent-style-name="Prop" style:data-style-name="N0">
      <style:table-cell-properties style:text-align-source="fix" style:repeat-content="false" style:vertical-align="middle"/>
      <style:paragraph-properties fo:text-align="start" fo:margin-left="1.413cm"/>
      <style:text-properties fo:color="#ed7d31"/>
    </style:style>
    <style:style style:name="ce16" style:family="table-cell" style:parent-style-name="State" style:data-style-name="N0">
      <style:table-cell-properties style:text-align-source="fix" style:repeat-content="false" style:vertical-align="middle"/>
      <style:paragraph-properties fo:text-align="start" fo:margin-left="1.413cm"/>
      <style:text-properties fo:color="#5b9bd5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1.058cm"/>
    </style:style>
    <style:style style:name="ce11" style:family="table-cell" style:parent-style-name="Prop" style:data-style-name="N0">
      <style:table-cell-properties style:text-align-source="fix" style:repeat-content="false" style:vertical-align="automatic"/>
      <style:paragraph-properties fo:text-align="start" fo:margin-left="1.413cm"/>
      <style:text-properties fo:color="#ed7d31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1.413cm"/>
    </style:style>
    <style:style style:name="ce12" style:family="table-cell" style:parent-style-name="Prop" style:data-style-name="N0">
      <style:table-cell-properties style:text-align-source="fix" style:repeat-content="false" style:vertical-align="automatic"/>
      <style:paragraph-properties fo:text-align="start" fo:margin-left="1.766cm"/>
      <style:text-properties fo:color="#ed7d31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1.766cm"/>
    </style:style>
    <style:style style:name="ce13" style:family="table-cell" style:parent-style-name="Prop" style:data-style-name="N0">
      <style:table-cell-properties style:text-align-source="fix" style:repeat-content="false" style:vertical-align="automatic"/>
      <style:paragraph-properties fo:text-align="start" fo:margin-left="2.118cm"/>
      <style:text-properties fo:color="#ed7d31"/>
    </style:style>
    <style:style style:name="ce10" style:family="table-cell" style:parent-style-name="State" style:data-style-name="N0">
      <style:table-cell-properties style:text-align-source="fix" style:repeat-content="false" style:vertical-align="automatic"/>
      <style:paragraph-properties fo:text-align="start" fo:margin-left="1.766cm"/>
      <style:text-properties fo:color="#5b9bd5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2.118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ce18"/>
        <table:table-column table:style-name="co2" table:default-cell-style-name="ce18"/>
        <table:table-column table:style-name="co1" table:number-columns-repeated="16381"/>
        <table:table-row table:style-name="ro1">
          <table:table-cell table:style-name="ce2" office:value-type="string" calcext:value-type="string">
            <text:p>Component Nesting and State</text:p>
          </table:table-cell>
          <table:table-cell table:number-columns-repeated="2"/>
          <table:table-cell table:style-name="ce18" table:number-columns-repeated="16381"/>
        </table:table-row>
        <table:table-row table:style-name="ro2">
          <table:table-cell table:number-columns-repeated="3"/>
          <table:table-cell table:style-name="ce18" table:number-columns-repeated="16381"/>
        </table:table-row>
        <table:table-row table:style-name="ro3">
          <table:table-cell table:style-name="ce8" table:number-columns-repeated="2"/>
          <table:table-cell table:style-name="ce8" office:value-type="string" calcext:value-type="string">
            <text:p>Component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RootLayout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3" office:value-type="string" calcext:value-type="string">
            <text:p>NavigableLayout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4" office:value-type="string" calcext:value-type="string">
            <text:p>[LinkableEntityLayout]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4" office:value-type="string" calcext:value-type="string">
            <text:p>Component: EntityLinks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22" office:value-type="string" calcext:value-type="string">
            <text:p>const [isOpen, setIsOpen] = useState(false)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22" office:value-type="string" calcext:value-type="string">
            <text:p>const masterLinkContext = useContext(MasterLinkContext)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22" office:value-type="string" calcext:value-type="string">
            <text:p>const selectedRecordsContext = useContext(SelectedRecordsContext)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4" office:value-type="string" calcext:value-type="string">
            <text:p>Component: Xxxs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4" office:value-type="string" calcext:value-type="string">
            <text:p>Hook: usePageLogic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4" office:value-type="string" calcext:value-type="string">
            <text:p>{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5" office:value-type="string" calcext:value-type="string">
            <text:p>recordKind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5" office:value-type="string" calcext:value-type="string">
            <text:p>schema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5" office:value-type="string" calcext:value-type="string">
            <text:p>manualPagination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5" office:value-type="string" calcext:value-type="string">
            <text:p>manualSorting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5" office:value-type="string" calcext:value-type="string">
            <text:p>readQuery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5" office:value-type="string" calcext:value-type="string">
            <text:p>createMutation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5" office:value-type="string" calcext:value-type="string">
            <text:p>updateMutation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5" office:value-type="string" calcext:value-type="string">
            <text:p>deleteMutation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5" office:value-type="string" calcext:value-type="string">
            <text:p>createFieldValues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5" office:value-type="string" calcext:value-type="string">
            <text:p>createInput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5" office:value-type="string" calcext:value-type="string">
            <text:p>prepareFilter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5" office:value-type="string" calcext:value-type="string">
            <text:p>preparePage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5" office:value-type="string" calcext:value-type="string">
            <text:p>findRecord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4" office:value-type="string" calcext:value-type="string">
            <text:p>}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4" office:value-type="string" calcext:value-type="string">
            <text:p>{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6" office:value-type="string" calcext:value-type="string">
            <text:p>search: SearchSettings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6" office:value-type="string" calcext:value-type="string">
            <text:p>setSearch: Dispatch&lt;SetStateAction&lt;SearchSettings&gt;&gt;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6" office:value-type="string" calcext:value-type="string">
            <text:p>pagination: PaginationState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6" office:value-type="string" calcext:value-type="string">
            <text:p>setPagination: Dispatch&lt;SetStateAction&lt;PaginationState&gt;&gt;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6" office:value-type="string" calcext:value-type="string">
            <text:p>sorting: SortingState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6" office:value-type="string" calcext:value-type="string">
            <text:p>setSorting: Dispatch&lt;SetStateAction&lt;SortingState&gt;&gt;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6" office:value-type="string" calcext:value-type="string">
            <text:p>loading: boolean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6" office:value-type="string" calcext:value-type="string">
            <text:p>page?: IPage&lt;T&gt;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6" office:value-type="string" calcext:value-type="string">
            <text:p>selectedRecord?: T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6" office:value-type="string" calcext:value-type="string">
            <text:p>handleRowSelectionChange: (recordId?: string) =&gt; void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6" office:value-type="string" calcext:value-type="string">
            <text:p>state: DetailState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6" office:value-type="string" calcext:value-type="string">
            <text:p>setMode: Dispatch&lt;SetStateAction&lt;DetailMode&gt;&gt;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6" office:value-type="string" calcext:value-type="string">
            <text:p>form: UseFormReturn&lt;V, any, V&gt;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6" office:value-type="string" calcext:value-type="string">
            <text:p>handleFormAction: FormActionHandler&lt;V&gt;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4" office:value-type="string" calcext:value-type="string">
            <text:p>}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4" office:value-type="string" calcext:value-type="string">
            <text:p>Component: DataTable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5" office:value-type="string" calcext:value-type="string">
            <text:p>{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className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recordKind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defaultColumns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defaultColumnVisibility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page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state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loading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search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onSearchChange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manualPagination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pagination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onPaginationChange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manualSorting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sorting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onSortingChange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getSubRows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onRowSelectionChange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5" office:value-type="string" calcext:value-type="string">
            <text:p>}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5" office:value-type="string" calcext:value-type="string">
            <text:p>Hook: useReactTable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5" office:value-type="string" calcext:value-type="string">
            <text:p>Component: DataTableFilter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6" office:value-type="string" calcext:value-type="string">
            <text:p>{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2" office:value-type="string" calcext:value-type="string">
            <text:p>table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2" office:value-type="string" calcext:value-type="string">
            <text:p>isLinkableEntity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2" office:value-type="string" calcext:value-type="string">
            <text:p>search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2" office:value-type="string" calcext:value-type="string">
            <text:p>onSearchChange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6" office:value-type="string" calcext:value-type="string">
            <text:p>}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5" office:value-type="string" calcext:value-type="string">
            <text:p>Component: DataTablePaginator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6" office:value-type="string" calcext:value-type="string">
            <text:p>{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2" office:value-type="string" calcext:value-type="string">
            <text:p>table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6" office:value-type="string" calcext:value-type="string">
            <text:p>}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4" office:value-type="string" calcext:value-type="string">
            <text:p>Component: XxxDetails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5" office:value-type="string" calcext:value-type="string">
            <text:p>{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record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state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setMode: Dispatch&lt;SetStateAction&lt;DetailMode&gt;&gt;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1" office:value-type="string" calcext:value-type="string">
            <text:p>onFormAction: FormActionHandler&lt;XxxFieldValues&gt;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5" office:value-type="string" calcext:value-type="string">
            <text:p>}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5" office:value-type="string" calcext:value-type="string">
            <text:p>Component: StandardDetails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6" office:value-type="string" calcext:value-type="string">
            <text:p>{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2" office:value-type="string" calcext:value-type="string">
            <text:p>recordKind: RecordKind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2" office:value-type="string" calcext:value-type="string">
            <text:p>record: ITrackedEntity | undefined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2" office:value-type="string" calcext:value-type="string">
            <text:p>state: DetailState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2" office:value-type="string" calcext:value-type="string">
            <text:p>showLinkingDetails: boolean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6" office:value-type="string" calcext:value-type="string">
            <text:p>}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6" office:value-type="string" calcext:value-type="string">
            <text:p>Component: TrackingDetails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7" office:value-type="string" calcext:value-type="string">
            <text:p>{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3" office:value-type="string" calcext:value-type="string">
            <text:p>recordKind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3" office:value-type="string" calcext:value-type="string">
            <text:p>record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3" office:value-type="string" calcext:value-type="string">
            <text:p>state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7" office:value-type="string" calcext:value-type="string">
            <text:p>}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0" office:value-type="string" calcext:value-type="string">
            <text:p>const [isOpen, setIsOpen] = useState(false)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7" office:value-type="string" calcext:value-type="string">
            <text:p>LogDialog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7" office:value-type="string" calcext:value-type="string">
            <text:p>{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3" office:value-type="string" calcext:value-type="string">
            <text:p>  className?: string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3" office:value-type="string" calcext:value-type="string">
            <text:p>  disabled: boolean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3" office:value-type="string" calcext:value-type="string">
            <text:p>  recordKind: RecordKind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3" office:value-type="string" calcext:value-type="string">
            <text:p>  record?: ITrackedEntity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3" office:value-type="string" calcext:value-type="string">
            <text:p>  state: DetailState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3" office:value-type="string" calcext:value-type="string">
            <text:p>  title: string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7" office:value-type="string" calcext:value-type="string">
            <text:p>}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6" office:value-type="string" calcext:value-type="string">
            <text:p>Component: LinkingDetails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7" office:value-type="string" calcext:value-type="string">
            <text:p>{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3" office:value-type="string" calcext:value-type="string">
            <text:p>recordKind: RecordKind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3" office:value-type="string" calcext:value-type="string">
            <text:p>record: ILinkableEntity | undefined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3" office:value-type="string" calcext:value-type="string">
            <text:p>state: DetailState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7" office:value-type="string" calcext:value-type="string">
            <text:p>}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0" office:value-type="string" calcext:value-type="string">
            <text:p>const [ selectedLinkId, setSelectedLinkId ] = useState&lt;string&gt;('')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0" office:value-type="string" calcext:value-type="string">
            <text:p>const [ isEditing, setIsEditing ] = useState&lt;boolean&gt;(false)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0" office:value-type="string" calcext:value-type="string">
            <text:p>const [ thisRecordLocations, setThisRecordLocations ] = useState&lt;string&gt;('')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0" office:value-type="string" calcext:value-type="string">
            <text:p>const [ otherRecordLocations, setOtherRecordLocations ] = useState&lt;string&gt;('')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5" office:value-type="string" calcext:value-type="string">
            <text:p>Component: DetailActions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6" office:value-type="string" calcext:value-type="string">
            <text:p>{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2" office:value-type="string" calcext:value-type="string">
            <text:p>className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2" office:value-type="string" calcext:value-type="string">
            <text:p>recordKind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2" office:value-type="string" calcext:value-type="string">
            <text:p>record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2" office:value-type="string" calcext:value-type="string">
            <text:p>form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2" office:value-type="string" calcext:value-type="string">
            <text:p>state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2" office:value-type="string" calcext:value-type="string">
            <text:p>setMode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2" office:value-type="string" calcext:value-type="string">
            <text:p>showFieldHelp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2" office:value-type="string" calcext:value-type="string">
            <text:p>setShowFieldHelp,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12" office:value-type="string" calcext:value-type="string">
            <text:p>onFormAction</text:p>
          </table:table-cell>
          <table:table-cell table:style-name="ce18" table:number-columns-repeated="16381"/>
        </table:table-row>
        <table:table-row table:style-name="ro2">
          <table:table-cell table:number-columns-repeated="2"/>
          <table:table-cell table:style-name="ce6" office:value-type="string" calcext:value-type="string">
            <text:p>}</text:p>
          </table:table-cell>
          <table:table-cell table:style-name="ce18" table:number-columns-repeated="16381"/>
        </table:table-row>
        <table:table-row table:style-name="ro4" table:number-rows-repeated="1048448">
          <table:table-cell table:number-columns-repeated="3"/>
          <table:table-cell table:style-name="ce18" table:number-columns-repeated="16381"/>
        </table:table-row>
        <table:table-row table:style-name="ro4">
          <table:table-cell table:number-columns-repeated="3"/>
          <table:table-cell table:style-name="ce18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23f59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rop" style:family="table-cell" style:parent-style-name="Default" style:data-style-name="N0">
      <style:text-properties fo:color="#ed7d31"/>
    </style:style>
    <style:style style:name="State" style:family="table-cell" style:parent-style-name="Default" style:data-style-name="N0">
      <style:text-properties fo:color="#5b9bd5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Adrian Price</meta:initial-creator>
    <meta:creation-date>2015-06-05T18:17:20Z</meta:creation-date>
    <dc:date>2025-08-03T13:47:02.337835200</dc:date>
    <meta:editing-duration>PT1M57S</meta:editing-duration>
    <meta:editing-cycles>1</meta:editing-cycles>
    <meta:document-statistic meta:table-count="1" meta:cell-count="126" meta:object-count="0"/>
  </office:meta>
</office:document-meta>
</file>